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60" officeooo:paragraph-rsid="0018b160"/>
    </style:style>
    <style:style style:name="P2" style:family="paragraph" style:parent-style-name="Standard">
      <style:text-properties officeooo:rsid="0018b160" officeooo:paragraph-rsid="001c5971"/>
    </style:style>
    <style:style style:name="P3" style:family="paragraph" style:parent-style-name="Standard">
      <style:text-properties fo:font-weight="bold" officeooo:rsid="0018b160" officeooo:paragraph-rsid="0018b160" style:font-weight-asian="bold" style:font-weight-complex="bold"/>
    </style:style>
    <style:style style:name="P4" style:family="paragraph" style:parent-style-name="Standard">
      <style:text-properties fo:font-weight="bold" officeooo:rsid="0018b160" officeooo:paragraph-rsid="0026f8b1" style:font-weight-asian="bold" style:font-weight-complex="bold"/>
    </style:style>
    <style:style style:name="P5" style:family="paragraph" style:parent-style-name="Standard">
      <style:text-properties fo:font-weight="bold" officeooo:rsid="0018e0c7" officeooo:paragraph-rsid="0018e0c7" style:font-weight-asian="bold" style:font-weight-complex="bold"/>
    </style:style>
    <style:style style:name="P6" style:family="paragraph" style:parent-style-name="Standard">
      <style:text-properties fo:font-weight="bold" officeooo:rsid="001db16e" officeooo:paragraph-rsid="001db16e" style:font-weight-asian="bold" style:font-weight-complex="bold"/>
    </style:style>
    <style:style style:name="P7" style:family="paragraph" style:parent-style-name="Standard">
      <style:text-properties fo:font-weight="bold" officeooo:rsid="000f2936" officeooo:paragraph-rsid="0026f8b1" style:font-weight-asian="bold" style:font-weight-complex="bold"/>
    </style:style>
    <style:style style:name="P8" style:family="paragraph" style:parent-style-name="Standard">
      <style:text-properties fo:font-weight="bold" officeooo:paragraph-rsid="00231fb4" style:font-weight-asian="bold" style:font-name-complex="Liberation Serif1" style:font-weight-complex="bold"/>
    </style:style>
    <style:style style:name="P9" style:family="paragraph" style:parent-style-name="Standard">
      <style:text-properties fo:font-weight="bold" officeooo:rsid="00231fb4" officeooo:paragraph-rsid="00231fb4" style:font-weight-asian="bold" style:font-name-complex="Liberation Serif1" style:font-weight-complex="bold"/>
    </style:style>
    <style:style style:name="P10" style:family="paragraph" style:parent-style-name="Standard">
      <style:text-properties fo:font-weight="bold" officeooo:rsid="00249c32" officeooo:paragraph-rsid="00249c32" style:font-weight-asian="bold" style:font-name-complex="Liberation Serif1" style:font-weight-complex="bold"/>
    </style:style>
    <style:style style:name="P11" style:family="paragraph" style:parent-style-name="Standard">
      <style:text-properties fo:font-weight="normal" officeooo:rsid="0018e0c7" officeooo:paragraph-rsid="0018e0c7" style:font-weight-asian="normal" style:font-weight-complex="normal"/>
    </style:style>
    <style:style style:name="P12" style:family="paragraph" style:parent-style-name="Standard">
      <style:text-properties fo:font-weight="normal" officeooo:rsid="0018e0c7" officeooo:paragraph-rsid="001db16e" style:font-weight-asian="normal" style:font-weight-complex="normal"/>
    </style:style>
    <style:style style:name="P13" style:family="paragraph" style:parent-style-name="Standard">
      <style:text-properties fo:font-weight="normal" officeooo:rsid="001b4be3" officeooo:paragraph-rsid="001b4be3" style:font-weight-asian="normal" style:font-weight-complex="normal"/>
    </style:style>
    <style:style style:name="P14" style:family="paragraph" style:parent-style-name="Standard">
      <style:text-properties fo:font-weight="normal" officeooo:rsid="001b4be3" officeooo:paragraph-rsid="00195a6c" style:font-weight-asian="normal" style:font-weight-complex="normal"/>
    </style:style>
    <style:style style:name="P15" style:family="paragraph" style:parent-style-name="Standard">
      <style:text-properties fo:font-weight="normal" officeooo:rsid="001c5971" officeooo:paragraph-rsid="001c5971" style:font-weight-asian="normal" style:font-weight-complex="normal"/>
    </style:style>
    <style:style style:name="P16" style:family="paragraph" style:parent-style-name="Standard">
      <style:text-properties fo:font-weight="normal" officeooo:rsid="0018b160" officeooo:paragraph-rsid="0018b160" style:font-weight-asian="normal" style:font-weight-complex="normal"/>
    </style:style>
    <style:style style:name="P17" style:family="paragraph" style:parent-style-name="Standard">
      <style:text-properties fo:font-weight="normal" officeooo:rsid="001db16e" officeooo:paragraph-rsid="001db16e" style:font-weight-asian="normal" style:font-weight-complex="normal"/>
    </style:style>
    <style:style style:name="P18" style:family="paragraph" style:parent-style-name="Standard">
      <style:text-properties fo:font-weight="normal" officeooo:rsid="002503b7" officeooo:paragraph-rsid="0026f8b1" style:font-weight-asian="normal" style:font-weight-complex="normal"/>
    </style:style>
    <style:style style:name="P19" style:family="paragraph" style:parent-style-name="Standard">
      <style:text-properties fo:font-weight="normal" officeooo:paragraph-rsid="00231fb4" style:font-weight-asian="normal" style:font-name-complex="Liberation Serif1" style:font-weight-complex="normal"/>
    </style:style>
    <style:style style:name="P20" style:family="paragraph" style:parent-style-name="Standard">
      <style:text-properties fo:font-weight="normal" officeooo:rsid="00249c32" officeooo:paragraph-rsid="00249c32" style:font-weight-asian="normal" style:font-name-complex="Liberation Serif1" style:font-weight-complex="normal"/>
    </style:style>
    <style:style style:name="P21" style:family="paragraph" style:parent-style-name="Standard">
      <style:text-properties fo:font-weight="normal" officeooo:paragraph-rsid="00231fb4" style:font-name-asian="Liberation Serif1" style:font-weight-asian="normal" style:font-name-complex="Liberation Serif1" style:font-weight-complex="normal"/>
    </style:style>
    <style:style style:name="P22" style:family="paragraph" style:parent-style-name="Standard">
      <style:text-properties style:font-name="Times New Roman" fo:font-size="12pt" fo:font-weight="bold" officeooo:rsid="00195a6c" officeooo:paragraph-rsid="00195a6c" style:font-size-asian="12pt" style:font-weight-asian="bold" style:font-name-complex="Times New Roman" style:font-size-complex="12pt" style:font-weight-complex="bold"/>
    </style:style>
    <style:style style:name="P23" style:family="paragraph" style:parent-style-name="Standard">
      <style:text-properties style:font-name="Times New Roman" fo:font-size="12pt" fo:font-weight="bold" officeooo:rsid="00195a6c" officeooo:paragraph-rsid="001b4be3" style:font-size-asian="12pt" style:font-weight-asian="bold" style:font-name-complex="Times New Roman" style:font-size-complex="12pt" style:font-weight-complex="bold"/>
    </style:style>
    <style:style style:name="P24" style:family="paragraph" style:parent-style-name="Standard">
      <style:text-properties style:font-name="Times New Roman" fo:font-size="12pt" fo:font-weight="bold" officeooo:rsid="00195a6c" officeooo:paragraph-rsid="001c5971" style:font-size-asian="12pt" style:font-weight-asian="bold" style:font-name-complex="Times New Roman" style:font-size-complex="12pt" style:font-weight-complex="bold"/>
    </style:style>
    <style:style style:name="P25" style:family="paragraph" style:parent-style-name="Standard">
      <style:text-properties style:font-name="Times New Roman" fo:font-size="12pt" fo:font-weight="bold" officeooo:rsid="001c5971" officeooo:paragraph-rsid="001c5971" style:font-size-asian="12pt" style:font-weight-asian="bold" style:font-name-complex="Times New Roman" style:font-size-complex="12pt" style:font-weight-complex="bold"/>
    </style:style>
    <style:style style:name="P26" style:family="paragraph" style:parent-style-name="Standard">
      <style:text-properties style:font-name="Times New Roman" fo:font-size="12pt" fo:font-weight="normal" officeooo:rsid="0018b160" officeooo:paragraph-rsid="0018f845" style:font-size-asian="12pt" style:font-weight-asian="normal" style:font-name-complex="Times New Roman" style:font-size-complex="12pt" style:font-weight-complex="normal"/>
    </style:style>
    <style:style style:name="P27" style:family="paragraph" style:parent-style-name="Standard">
      <style:text-properties style:font-name="Times New Roman" fo:font-size="12pt" fo:font-weight="normal" officeooo:rsid="00195a6c" officeooo:paragraph-rsid="00195a6c" style:font-size-asian="12pt" style:font-weight-asian="normal" style:font-name-complex="Times New Roman" style:font-size-complex="12pt" style:font-weight-complex="normal"/>
    </style:style>
    <style:style style:name="P28" style:family="paragraph" style:parent-style-name="Standard">
      <style:text-properties style:font-name="Times New Roman" fo:font-size="12pt" fo:font-weight="normal" officeooo:rsid="001c5971" officeooo:paragraph-rsid="001c5971" style:font-size-asian="12pt" style:font-weight-asian="normal" style:font-name-complex="Times New Roman" style:font-size-complex="12pt" style:font-weight-complex="normal"/>
    </style:style>
    <style:style style:name="P29" style:family="paragraph" style:parent-style-name="Standard">
      <style:text-properties style:font-name="Liberation Serif" fo:font-size="12pt" fo:font-weight="bold" officeooo:rsid="00195a6c" officeooo:paragraph-rsid="00195a6c" style:font-size-asian="12pt" style:font-weight-asian="bold" style:font-name-complex="Times New Roman" style:font-size-complex="12pt" style:font-weight-complex="bold"/>
    </style:style>
    <style:style style:name="P30" style:family="paragraph" style:parent-style-name="Standard">
      <style:text-properties officeooo:paragraph-rsid="00195a6c"/>
    </style:style>
    <style:style style:name="P31" style:family="paragraph" style:parent-style-name="Standard">
      <style:text-properties officeooo:paragraph-rsid="00231fb4" style:font-name-complex="Liberation Serif1"/>
    </style:style>
    <style:style style:name="P32" style:family="paragraph" style:parent-style-name="Standard">
      <style:text-properties fo:color="#000099" fo:font-weight="normal" officeooo:paragraph-rsid="00231fb4" style:font-weight-asian="normal" style:font-name-complex="Liberation Serif1" style:font-weight-complex="normal"/>
    </style:style>
    <style:style style:name="P33" style:family="paragraph" style:parent-style-name="Standard">
      <style:text-properties officeooo:paragraph-rsid="00231fb4"/>
    </style:style>
    <style:style style:name="P34" style:family="paragraph" style:parent-style-name="Standard">
      <style:text-properties fo:font-variant="normal" fo:text-transform="none" fo:color="#000000" style:font-name="Liberation Serif" fo:font-size="12pt" fo:letter-spacing="normal" fo:font-style="normal" fo:font-weight="normal" officeooo:rsid="001b4be3" officeooo:paragraph-rsid="001b4be3" style:font-size-asian="12pt" style:font-weight-asian="normal" style:font-name-complex="Times New Roman" style:font-size-complex="12pt" style:font-weight-complex="normal"/>
    </style:style>
    <style:style style:name="P35" style:family="paragraph" style:parent-style-name="Standard">
      <style:text-properties fo:font-variant="normal" fo:text-transform="none" fo:color="#000000" style:font-name="Times New Roman" fo:font-size="12pt" fo:letter-spacing="normal" fo:font-style="normal" fo:font-weight="bold" officeooo:rsid="00195a6c" officeooo:paragraph-rsid="001b4be3" style:font-size-asian="12pt" style:font-weight-asian="bold" style:font-name-complex="Times New Roman" style:font-size-complex="12pt" style:font-weight-complex="bold"/>
    </style:style>
    <style:style style:name="P36" style:family="paragraph" style:parent-style-name="Standard">
      <style:text-properties fo:font-variant="normal" fo:text-transform="none" fo:color="#000000" style:font-name="Times New Roman" fo:font-size="12pt" fo:letter-spacing="normal" fo:font-style="normal" fo:font-weight="bold" officeooo:rsid="00195a6c" officeooo:paragraph-rsid="00195a6c" style:font-size-asian="12pt" style:font-style-asian="normal" style:font-weight-asian="bold" style:font-name-complex="Times New Roman" style:font-size-complex="12pt" style:font-style-complex="normal" style:font-weight-complex="bold"/>
    </style:style>
    <style:style style:name="P37" style:family="paragraph" style:parent-style-name="Standard">
      <style:text-properties fo:font-variant="normal" fo:text-transform="none" fo:color="#000000" fo:font-size="13pt" fo:letter-spacing="normal" fo:font-style="normal" fo:font-weight="normal" officeooo:paragraph-rsid="00231fb4" style:font-size-asian="13pt" style:font-style-asian="normal" style:font-weight-asian="normal" style:font-name-complex="Liberation Serif1" style:font-size-complex="13pt" style:font-weight-complex="normal"/>
    </style:style>
    <style:style style:name="P38" style:family="paragraph" style:parent-style-name="Standard">
      <style:text-properties fo:color="#111111" fo:font-size="14pt" fo:font-weight="bold" officeooo:paragraph-rsid="0026f8b1" style:font-size-asian="14pt" style:font-weight-asian="bold" style:font-size-complex="14pt" style:font-weight-complex="bold"/>
    </style:style>
    <style:style style:name="P39" style:family="paragraph" style:parent-style-name="Standard">
      <style:text-properties officeooo:paragraph-rsid="0026f8b1"/>
    </style:style>
    <style:style style:name="P40" style:family="paragraph" style:parent-style-name="Standard">
      <style:text-properties fo:color="#ff6600" fo:font-weight="normal" officeooo:paragraph-rsid="00231fb4" style:font-weight-asian="normal" style:font-name-complex="Liberation Serif1" style:font-weight-complex="normal"/>
    </style:style>
    <style:style style:name="P41" style:family="paragraph" style:parent-style-name="Standard">
      <style:paragraph-properties fo:margin-top="0cm" fo:margin-bottom="0cm" loext:contextual-spacing="false" fo:line-height="100%"/>
      <style:text-properties style:font-name="Times New Roman" fo:font-size="12pt" fo:font-weight="bold" officeooo:rsid="001db16e" officeooo:paragraph-rsid="001f7bba" style:font-size-asian="12pt" style:font-weight-asian="bold" style:font-name-complex="Times New Roman" style:font-size-complex="12pt" style:font-weight-complex="bold"/>
    </style:style>
    <style:style style:name="P42" style:family="paragraph" style:parent-style-name="Standard">
      <style:paragraph-properties fo:margin-top="0cm" fo:margin-bottom="0cm" loext:contextual-spacing="false" fo:line-height="100%"/>
      <style:text-properties style:font-name="Times New Roman" fo:font-size="12pt" fo:font-weight="bold" officeooo:rsid="001f7bba" officeooo:paragraph-rsid="001f7bba" style:font-size-asian="12pt" style:font-weight-asian="bold" style:font-name-complex="Times New Roman" style:font-size-complex="12pt" style:font-weight-complex="bold"/>
    </style:style>
    <style:style style:name="P43" style:family="paragraph" style:parent-style-name="Standard">
      <style:paragraph-properties fo:margin-top="0cm" fo:margin-bottom="0cm" loext:contextual-spacing="false" fo:line-height="100%"/>
      <style:text-properties style:font-name="Times New Roman" fo:font-size="12pt" fo:font-weight="bold" officeooo:rsid="001ff814" officeooo:paragraph-rsid="001ff814" style:font-size-asian="12pt" style:font-weight-asian="bold" style:font-name-complex="Times New Roman" style:font-size-complex="12pt" style:font-weight-complex="bold"/>
    </style:style>
    <style:style style:name="P44" style:family="paragraph" style:parent-style-name="Standard">
      <style:paragraph-properties fo:margin-top="0cm" fo:margin-bottom="0cm" loext:contextual-spacing="false" fo:line-height="100%"/>
      <style:text-properties style:font-name="Times New Roman" fo:font-size="12pt" fo:font-weight="bold" officeooo:rsid="002208f6" officeooo:paragraph-rsid="002208f6" style:font-size-asian="12pt" style:font-weight-asian="bold" style:font-name-complex="Times New Roman" style:font-size-complex="12pt" style:font-weight-complex="bold"/>
    </style:style>
    <style:style style:name="P45" style:family="paragraph" style:parent-style-name="Standard">
      <style:paragraph-properties fo:margin-top="0cm" fo:margin-bottom="0cm" loext:contextual-spacing="false" fo:line-height="100%"/>
      <style:text-properties style:font-name="Times New Roman" fo:font-size="12pt" fo:font-weight="bold" officeooo:rsid="00231fb4" officeooo:paragraph-rsid="00231fb4" style:font-size-asian="12pt" style:font-weight-asian="bold" style:font-name-complex="Times New Roman" style:font-size-complex="12pt" style:font-weight-complex="bold"/>
    </style:style>
    <style:style style:name="P46" style:family="paragraph" style:parent-style-name="Standard">
      <style:paragraph-properties fo:margin-top="0cm" fo:margin-bottom="0cm" loext:contextual-spacing="false" fo:line-height="100%"/>
      <style:text-properties style:font-name="Times New Roman" fo:font-size="12pt" fo:font-weight="bold" officeooo:rsid="0026f8b1" officeooo:paragraph-rsid="0026f8b1" style:font-size-asian="12pt" style:font-weight-asian="bold" style:font-name-complex="Times New Roman" style:font-size-complex="12pt" style:font-weight-complex="bold"/>
    </style:style>
    <style:style style:name="P47" style:family="paragraph" style:parent-style-name="Standard">
      <style:paragraph-properties fo:margin-top="0cm" fo:margin-bottom="0cm" loext:contextual-spacing="false" fo:line-height="100%"/>
      <style:text-properties style:font-name="Times New Roman" fo:font-size="12pt" fo:font-weight="bold" officeooo:rsid="0028cca1" officeooo:paragraph-rsid="0028cca1" style:font-size-asian="12pt" style:font-weight-asian="bold" style:font-name-complex="Times New Roman" style:font-size-complex="12pt" style:font-weight-complex="bold"/>
    </style:style>
    <style:style style:name="P48" style:family="paragraph" style:parent-style-name="Standard">
      <style:paragraph-properties fo:margin-top="0cm" fo:margin-bottom="0cm" loext:contextual-spacing="false" fo:line-height="100%"/>
      <style:text-properties style:font-name="Times New Roman" fo:font-size="12pt" fo:font-weight="normal" officeooo:rsid="001f6cc5" officeooo:paragraph-rsid="001f7bba" style:font-size-asian="12pt" style:font-weight-asian="normal" style:font-name-complex="Times New Roman" style:font-size-complex="12pt" style:font-weight-complex="normal"/>
    </style:style>
    <style:style style:name="P49" style:family="paragraph" style:parent-style-name="Standard">
      <style:paragraph-properties fo:margin-top="0cm" fo:margin-bottom="0cm" loext:contextual-spacing="false" fo:line-height="100%"/>
      <style:text-properties style:font-name="Times New Roman" fo:font-size="12pt" fo:font-weight="normal" officeooo:rsid="001f7bba" officeooo:paragraph-rsid="001f7bba" style:font-size-asian="12pt" style:font-weight-asian="normal" style:font-name-complex="Times New Roman" style:font-size-complex="12pt" style:font-weight-complex="normal"/>
    </style:style>
    <style:style style:name="P50" style:family="paragraph" style:parent-style-name="Standard">
      <style:paragraph-properties fo:margin-top="0cm" fo:margin-bottom="0cm" loext:contextual-spacing="false" fo:line-height="100%"/>
      <style:text-properties style:font-name="Times New Roman" fo:font-size="12pt" fo:font-weight="normal" officeooo:rsid="001ff814" officeooo:paragraph-rsid="0020f164" style:font-size-asian="12pt" style:font-weight-asian="normal" style:font-name-complex="Times New Roman" style:font-size-complex="12pt" style:font-weight-complex="normal"/>
    </style:style>
    <style:style style:name="P51" style:family="paragraph" style:parent-style-name="Standard">
      <style:paragraph-properties fo:margin-top="0cm" fo:margin-bottom="0cm" loext:contextual-spacing="false" fo:line-height="100%"/>
      <style:text-properties style:font-name="Times New Roman" fo:font-size="12pt" fo:font-weight="normal" officeooo:rsid="0020f164" officeooo:paragraph-rsid="0020f164" style:font-size-asian="12pt" style:font-weight-asian="normal" style:font-name-complex="Times New Roman" style:font-size-complex="12pt" style:font-weight-complex="normal"/>
    </style:style>
    <style:style style:name="P52" style:family="paragraph" style:parent-style-name="Standard">
      <style:paragraph-properties fo:margin-top="0cm" fo:margin-bottom="0cm" loext:contextual-spacing="false" fo:line-height="100%"/>
      <style:text-properties style:font-name="Times New Roman" fo:font-size="12pt" fo:font-weight="normal" officeooo:rsid="002208f6" officeooo:paragraph-rsid="002208f6" style:font-size-asian="12pt" style:font-weight-asian="normal" style:font-name-complex="Times New Roman" style:font-size-complex="12pt" style:font-weight-complex="normal"/>
    </style:style>
    <style:style style:name="P53" style:family="paragraph" style:parent-style-name="Standard">
      <style:paragraph-properties fo:margin-top="0cm" fo:margin-bottom="0cm" loext:contextual-spacing="false" fo:line-height="100%"/>
      <style:text-properties style:font-name="Times New Roman" fo:font-size="12pt" fo:font-weight="normal" officeooo:rsid="0026f8b1" officeooo:paragraph-rsid="0026f8b1" style:font-size-asian="12pt" style:font-weight-asian="normal" style:font-name-complex="Times New Roman" style:font-size-complex="12pt" style:font-weight-complex="normal"/>
    </style:style>
    <style:style style:name="P54" style:family="paragraph" style:parent-style-name="Standard">
      <style:paragraph-properties fo:margin-top="0cm" fo:margin-bottom="0cm" loext:contextual-spacing="false" fo:line-height="100%"/>
      <style:text-properties style:font-name="Times New Roman" fo:font-size="12pt" fo:font-weight="normal" officeooo:rsid="004ba15a" officeooo:paragraph-rsid="0026f8b1" style:font-size-asian="12pt" style:font-weight-asian="normal" style:font-name-complex="Times New Roman" style:font-size-complex="12pt" style:font-weight-complex="normal"/>
    </style:style>
    <style:style style:name="P55" style:family="paragraph" style:parent-style-name="Standard">
      <style:paragraph-properties fo:margin-top="0cm" fo:margin-bottom="0cm" loext:contextual-spacing="false" fo:line-height="100%"/>
      <style:text-properties style:font-name="Times New Roman" fo:font-size="12pt" fo:font-weight="normal" officeooo:rsid="0028cca1" officeooo:paragraph-rsid="0028cca1" style:font-size-asian="12pt" style:font-weight-asian="normal" style:font-name-complex="Times New Roman" style:font-size-complex="12pt" style:font-weight-complex="normal"/>
    </style:style>
    <style:style style:name="P56" style:family="paragraph" style:parent-style-name="Standard">
      <style:paragraph-properties fo:margin-top="0cm" fo:margin-bottom="0cm" loext:contextual-spacing="false" fo:line-height="100%"/>
      <style:text-properties style:font-name="Times New Roman" fo:font-size="12pt" fo:font-weight="normal" officeooo:rsid="0028d572" officeooo:paragraph-rsid="0028d572" style:font-size-asian="12pt"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normal" officeooo:rsid="002208f6" officeooo:paragraph-rsid="002208f6" style:font-size-asian="12pt"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normal" officeooo:rsid="00231fb4" officeooo:paragraph-rsid="00231fb4" style:font-size-asian="12pt"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normal" officeooo:rsid="00257b96" officeooo:paragraph-rsid="00257b96" style:font-size-asian="12pt"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bold" officeooo:rsid="00231fb4" officeooo:paragraph-rsid="00231fb4" style:font-size-asian="12pt" style:font-weight-asian="bold" style:font-name-complex="Times New Roman" style:font-size-complex="12pt"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bold" officeooo:rsid="001f7bba" officeooo:paragraph-rsid="002208f6" style:font-size-asian="12pt" style:font-weight-asian="bold" style:font-name-complex="Times New Roman" style:font-size-complex="12pt" style:font-weight-complex="bold"/>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bold" officeooo:rsid="00231fb4" officeooo:paragraph-rsid="00231fb4" style:font-size-asian="12pt" style:font-weight-asian="bold" style:font-name-complex="Liberation Serif1" style:font-size-complex="12pt" style:font-weight-complex="bold"/>
    </style:style>
    <style:style style:name="P63" style:family="paragraph" style:parent-style-name="Text_20_body">
      <style:text-properties officeooo:paragraph-rsid="00231fb4"/>
    </style:style>
    <style:style style:name="P64" style:family="paragraph" style:parent-style-name="Standard">
      <style:text-properties fo:font-weight="normal" officeooo:paragraph-rsid="00231fb4" style:font-weight-asian="normal" style:font-name-complex="Liberation Serif1" style:font-weight-complex="normal"/>
    </style:style>
    <style:style style:name="P65" style:family="paragraph" style:parent-style-name="Standard">
      <style:text-properties style:font-name="Times New Roman" fo:font-size="12pt" fo:font-weight="bold" officeooo:rsid="001f7bba" officeooo:paragraph-rsid="00231fb4" style:font-size-asian="12pt" style:font-weight-asian="bold" style:font-name-complex="Times New Roman" style:font-size-complex="12pt" style:font-weight-complex="bold"/>
    </style:style>
    <style:style style:name="P66" style:family="paragraph" style:parent-style-name="Standard">
      <style:text-properties fo:font-variant="normal" fo:text-transform="none" fo:color="#000000" style:font-name="Liberation Serif" fo:font-size="12pt" fo:letter-spacing="normal" fo:font-style="normal" fo:font-weight="normal" officeooo:rsid="00195a6c" officeooo:paragraph-rsid="00195a6c" style:font-size-asian="12pt" style:font-weight-asian="bold" style:font-name-complex="Times New Roman" style:font-size-complex="12pt" style:font-weight-complex="bold"/>
    </style:style>
    <style:style style:name="P67" style:family="paragraph" style:parent-style-name="Standard">
      <style:text-properties officeooo:paragraph-rsid="00231fb4" style:font-name-complex="Liberation Serif1"/>
    </style:style>
    <style:style style:name="P68" style:family="paragraph" style:parent-style-name="Standard">
      <style:paragraph-properties fo:margin-top="0cm" fo:margin-bottom="0cm" loext:contextual-spacing="false" fo:line-height="100%"/>
      <style:text-properties style:font-name="Times New Roman" fo:font-size="12pt" fo:font-weight="bold" officeooo:rsid="0028d572" officeooo:paragraph-rsid="0028d572" style:font-size-asian="12pt" style:font-weight-asian="bold" style:font-name-complex="Times New Roman" style:font-size-complex="12pt" style:font-weight-complex="bold"/>
    </style:style>
    <style:style style:name="P69" style:family="paragraph" style:parent-style-name="Standard">
      <style:paragraph-properties fo:margin-top="0cm" fo:margin-bottom="0cm" loext:contextual-spacing="false" fo:line-height="100%"/>
      <style:text-properties style:font-name="Times New Roman" fo:font-size="12pt" fo:font-weight="bold" officeooo:rsid="0028cca1" officeooo:paragraph-rsid="0028d572" style:font-size-asian="12pt" style:font-weight-asian="bold" style:font-name-complex="Times New Roman" style:font-size-complex="12pt" style:font-weight-complex="bold"/>
    </style:style>
    <style:style style:name="P70" style:family="paragraph" style:parent-style-name="Standard">
      <style:paragraph-properties fo:margin-top="0cm" fo:margin-bottom="0cm" loext:contextual-spacing="false" fo:line-height="100%"/>
      <style:text-properties style:font-name="Times New Roman" fo:font-size="12pt" fo:font-weight="normal" officeooo:rsid="0020f164" officeooo:paragraph-rsid="0020f164" style:font-size-asian="12pt" style:font-weight-asian="normal" style:font-name-complex="Times New Roman"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c5971" style:font-weight-asian="bold" style:font-weight-complex="bold"/>
    </style:style>
    <style:style style:name="T3" style:family="text">
      <style:text-properties fo:font-weight="bold" officeooo:rsid="001f7bba" style:font-weight-asian="bold" style:font-weight-complex="bold"/>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style:font-weight-asian="normal" style:font-weight-complex="normal"/>
    </style:style>
    <style:style style:name="T7" style:family="text">
      <style:text-properties fo:font-variant="normal" fo:text-transform="none" fo:color="#000000" fo:font-size="13pt" fo:letter-spacing="normal" fo:font-style="normal" fo:font-weight="normal" style:font-size-asian="13pt" style:font-style-asian="normal" style:font-weight-asian="normal" style:font-name-complex="Liberation Serif1" style:font-size-complex="13pt"/>
    </style:style>
    <style:style style:name="T8" style:family="text">
      <style:text-properties fo:font-variant="normal" fo:text-transform="none" fo:color="#000000" fo:font-size="13pt" fo:letter-spacing="normal" fo:font-style="normal" fo:font-weight="normal" style:font-size-asian="13pt" style:font-style-asian="normal" style:font-weight-asian="normal" style:font-name-complex="Liberation Serif1" style:font-size-complex="13pt" style:font-weight-complex="normal"/>
    </style:style>
    <style:style style:name="T9" style:family="text">
      <style:text-properties fo:font-variant="normal" fo:text-transform="none" fo:color="#000000" fo:font-size="13pt" fo:letter-spacing="normal" fo:font-style="normal" style:font-size-asian="13pt" style:font-style-asian="normal" style:font-name-complex="Liberation Serif1" style:font-size-complex="13pt" style:font-weight-complex="bold"/>
    </style:style>
    <style:style style:name="T10" style:family="text">
      <style:text-properties fo:font-variant="normal" fo:text-transform="none" fo:color="#000000" fo:font-size="13pt" fo:letter-spacing="normal" fo:font-style="normal" officeooo:rsid="001db16e" style:font-size-asian="13pt" style:font-style-asian="normal" style:font-name-complex="Liberation Serif1" style:font-size-complex="13pt" style:font-weight-complex="bold"/>
    </style:style>
    <style:style style:name="T11" style:family="text">
      <style:text-properties fo:font-variant="normal" fo:text-transform="none" fo:color="#000000" fo:font-size="13pt" fo:letter-spacing="normal" fo:font-style="normal" fo:font-weight="bold" style:font-size-asian="13pt" style:font-style-asian="normal" style:font-weight-asian="bold" style:font-name-complex="Liberation Serif1" style:font-size-complex="13pt" style:font-weight-complex="bold"/>
    </style:style>
    <style:style style:name="T12" style:family="text">
      <style:text-properties fo:font-variant="normal" fo:text-transform="none" fo:color="#000000" style:font-name="Times New Roman" fo:font-size="12pt" fo:letter-spacing="normal" fo:font-style="normal" fo:font-weight="bold" style:font-size-asian="12pt" style:font-style-asian="normal" style:font-weight-asian="bold" style:font-name-complex="Times New Roman" style:font-size-complex="12pt" style:font-weight-complex="bold"/>
    </style:style>
    <style:style style:name="T13" style:family="text">
      <style:text-properties fo:font-variant="normal" fo:text-transform="none" fo:color="#111111" fo:font-size="13pt" fo:letter-spacing="normal" fo:font-style="normal" fo:font-weight="bold" style:font-size-asian="13pt" style:font-style-asian="normal" style:font-weight-asian="bold" style:font-name-complex="Liberation Serif1" style:font-size-complex="13pt" style:font-weight-complex="bold"/>
    </style:style>
    <style:style style:name="T14" style:family="text">
      <style:text-properties fo:font-variant="normal" fo:text-transform="none" fo:color="#111111" fo:font-size="13pt" fo:letter-spacing="normal" fo:font-style="normal" fo:font-weight="normal" style:font-size-asian="13pt" style:font-style-asian="normal" style:font-weight-asian="normal" style:font-name-complex="Liberation Serif1" style:font-size-complex="13pt" style:font-weight-complex="bold"/>
    </style:style>
    <style:style style:name="T15" style:family="text">
      <style:text-properties fo:font-variant="normal" fo:text-transform="none" fo:color="#111111" fo:font-size="13pt" fo:letter-spacing="normal" fo:font-style="normal" fo:font-weight="normal" style:font-size-asian="13pt" style:font-style-asian="normal" style:font-weight-asian="normal" style:font-name-complex="Liberation Serif1" style:font-size-complex="13pt" style:font-weight-complex="normal"/>
    </style:style>
    <style:style style:name="T16" style:family="text">
      <style:text-properties fo:font-weight="normal" style:font-weight-asian="normal" style:font-name-complex="Liberation Serif1" style:font-weight-complex="normal"/>
    </style:style>
    <style:style style:name="T17" style:family="text">
      <style:text-properties fo:font-weight="normal" style:font-name-asian="Liberation Serif1" style:font-weight-asian="normal" style:font-name-complex="Liberation Serif1" style:font-weight-complex="normal"/>
    </style:style>
    <style:style style:name="T18" style:family="text">
      <style:text-properties officeooo:rsid="001f7bba"/>
    </style:style>
    <style:style style:name="T19" style:family="text">
      <style:text-properties officeooo:rsid="0020f164"/>
    </style:style>
    <style:style style:name="T20" style:family="text">
      <style:text-properties officeooo:rsid="0026f8b1"/>
    </style:style>
    <style:style style:name="T21" style:family="text">
      <style:text-properties fo:font-size="15pt" fo:font-weight="bold" style:font-name-asian="Liberation Serif1" style:font-size-asian="15pt" style:font-weight-asian="bold" style:font-name-complex="Liberation Serif1" style:font-size-complex="15pt" style:font-weight-complex="bold"/>
    </style:style>
    <style:style style:name="T2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3" style:family="text">
      <style:text-properties officeooo:rsid="000f2936"/>
    </style:style>
    <style:style style:name="T24" style:family="text">
      <style:text-properties officeooo:rsid="004cab32"/>
    </style:style>
    <style:style style:name="T25" style:family="text">
      <style:text-properties fo:color="#ff6600"/>
    </style:style>
    <style:style style:name="T26" style:family="text">
      <style:text-properties fo:color="#ff6600" fo:background-color="transparent" loext:char-shading-value="0"/>
    </style:style>
    <style:style style:name="T27" style:family="text">
      <style:text-properties fo:color="#ff6600" fo:font-weight="normal" style:font-weight-asian="normal" style:font-name-complex="Liberation Serif1" style:font-weight-complex="normal"/>
    </style:style>
    <style:style style:name="T28" style:family="text">
      <style:text-properties fo:color="#ff6600" fo:font-weight="normal" officeooo:rsid="0026f8b1" style:font-weight-asian="normal" style:font-name-complex="Liberation Serif1" style:font-weight-complex="normal"/>
    </style:style>
    <style:style style:name="T29" style:family="text">
      <style:text-properties fo:color="#ffcc00" fo:background-color="transparent" loext:char-shading-value="0"/>
    </style:style>
    <style:style style:name="T30" style:family="text">
      <style:text-properties officeooo:rsid="0028cc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9"><text:span text:style-name="T21"><text:s text:c="2"/><text:tab/> <text:s/></text:span><text:span text:style-name="T22">ADVANCE OPERATING SYSTEM ASSIGNMENT</text:span></text:p>
      <text:p text:style-name="P39"/>
      <text:p text:style-name="P39"/>
      <text:p text:style-name="P39"/>
      <text:p text:style-name="P38"><text:span text:style-name="T20">Lab</text:span> Assignment-2 <text:s text:c="30"/><text:tab/> <text:tab/><text:tab/>Date:01/Aug/2017</text:p>
      <text:p text:style-name="P38">Roll No-17MCMI<text:span text:style-name="T23">20</text:span></text:p>
      <text:p text:style-name="P7">VIKASH RANJAN</text:p>
      <text:p text:style-name="P4"/>
      <text:p text:style-name="P3"/>
      <text:p text:style-name="P26"><text:span text:style-name="T1">Program 1:</text:span> following command use proper indent and comments to improve code readability with debugging and execute it. <text:s/>Explain all the preprocessors the program in detail.</text:p>
      <text:p text:style-name="P26"/>
      <text:p text:style-name="P27">#include &lt;stdio.h&gt;</text:p>
      <text:p text:style-name="P27">#include&lt;sys/types.h&gt;</text:p>
      <text:p text:style-name="P27">#include &lt;sys/stat.h&gt;</text:p>
      <text:p text:style-name="P27">#include&lt;fcntl.h&gt;</text:p>
      <text:p text:style-name="P27">#include&lt;unistd.h&gt;</text:p>
      <text:p text:style-name="P27">#include &lt;dirent.h&gt;</text:p>
      <text:p text:style-name="P27">void main() </text:p>
      <text:p text:style-name="P27">{ </text:p>
      <text:p text:style-name="P27"><text:tab/>DIR *dp; <text:tab/></text:p>
      <text:p text:style-name="P27"><text:tab/>struct dirent *dirp; </text:p>
      <text:p text:style-name="P27"><text:tab/>dp=opendir(".");<text:tab/></text:p>
      <text:p text:style-name="P27"><text:tab/>while((dirp=readdir(dp))!=NULL)<text:tab/></text:p>
      <text:p text:style-name="P27"><text:tab/>{</text:p>
      <text:p text:style-name="P27"><text:tab/><text:tab/> if(dirp-&gt;d_ino==0) <text:tab/></text:p>
      <text:p text:style-name="P27"><text:tab/><text:tab/><text:tab/>continue;</text:p>
      <text:p text:style-name="P27"><text:tab/><text:tab/> else </text:p>
      <text:p text:style-name="P27"><text:tab/><text:tab/><text:tab/>printf("%s \n",dirp-&gt;d_name); <text:tab/></text:p>
      <text:p text:style-name="P27"><text:tab/>}</text:p>
      <text:p text:style-name="P27">}</text:p>
      <text:p text:style-name="P27"/>
      <text:p text:style-name="P25">Output:</text:p>
      <text:p text:style-name="P25"/>
      <text:p text:style-name="P25">vikash@vikash-VPCEG3AEN:~$ gcc -o a ls.c</text:p>
      <text:p text:style-name="P25">vikash@vikash-VPCEG3AEN:~$ ./a</text:p>
      <text:p text:style-name="P28">.xchat2 </text:p>
      <text:p text:style-name="P28">Public </text:p>
      <text:p text:style-name="P28">.. </text:p>
      <text:p text:style-name="P28">Pictures </text:p>
      <text:p text:style-name="P28">Downloads </text:p>
      <text:p text:style-name="P28">Desktop </text:p>
      <text:p text:style-name="P28">.config </text:p>
      <text:p text:style-name="P28">.sudo_as_admin_successful </text:p>
      <text:p text:style-name="P28">.profile </text:p>
      <text:p text:style-name="P28">examples.desktop </text:p>
      <text:p text:style-name="P28">Documents </text:p>
      <text:p text:style-name="P28">.xsession-errors.old </text:p>
      <text:p text:style-name="P28">.bash_logout </text:p>
      <text:p text:style-name="P28">.gnome </text:p>
      <text:p text:style-name="P28"><text:soft-page-break/>.~lock.lab2.odt# </text:p>
      <text:p text:style-name="P28">. </text:p>
      <text:p text:style-name="P28">.ICEauthority </text:p>
      <text:p text:style-name="P28">Videos </text:p>
      <text:p text:style-name="P28">.bash_history </text:p>
      <text:p text:style-name="P28">numbertostring.c </text:p>
      <text:p text:style-name="P28">.xsession-errors </text:p>
      <text:p text:style-name="P28">.Xauthority </text:p>
      <text:p text:style-name="P28">.bashrc </text:p>
      <text:p text:style-name="P28">.dmrc </text:p>
      <text:p text:style-name="P28"/>
      <text:p text:style-name="P22">#include &lt;stdio.h&gt;</text:p>
      <text:p text:style-name="P22"/>
      <text:p text:style-name="P29"><text:span text:style-name="T5">The </text:span><text:span text:style-name="T6">stdio.h</text:span><text:span text:style-name="T4"> </text:span><text:span text:style-name="T5">header defines three variable types, several macros, and various functions for performing input and output.</text:span></text:p>
      <text:p text:style-name="P66"/>
      <text:p text:style-name="P36">#include&lt;fcntl.h&gt;</text:p>
      <text:p text:style-name="P36"/>
      <text:p text:style-name="P30"><text:span text:style-name="T15">fcntl.h</text:span><text:span text:style-name="T13"> </text:span><text:span text:style-name="T14">is the header in the C POSIX library for the C programming language that contains constructs that refer to file control, e.g. opening a file, retrieving and changing the permissions of file, locking a file for edit, etc.</text:span></text:p>
      <text:p text:style-name="P14"/>
      <text:p text:style-name="P23">#include&lt;unistd.h&gt;</text:p>
      <text:p text:style-name="P14"/>
      <text:p text:style-name="P13">The &lt;unistd.h&gt; header defines miscellaneous symbolic constants and types, and declares miscellaneous functions.</text:p>
      <text:p text:style-name="P15">The following symbolic constants are defined for file streams:</text:p>
      <text:p text:style-name="P15">STDIN_FILENO</text:p>
      <text:p text:style-name="P15">File number of stdin. It is 0.</text:p>
      <text:p text:style-name="P15">STDOUT_FILENO</text:p>
      <text:p text:style-name="P15">File number of stdout. It is 1.</text:p>
      <text:p text:style-name="P15">STDERR_FILENO</text:p>
      <text:p text:style-name="P15">File number of stderr. It is 2.</text:p>
      <text:p text:style-name="P13"/>
      <text:p text:style-name="P24">#include&lt;sys/types.h&gt;</text:p>
      <text:p text:style-name="P3"/>
      <text:p text:style-name="P15">The &lt;sys/types.h&gt; header includes definitions for the following types:</text:p>
      <text:p text:style-name="P15"/>
      <text:p text:style-name="P15">size_t</text:p>
      <text:p text:style-name="P15"><text:tab/>Used for sizes of objects.</text:p>
      <text:p text:style-name="P15">ssize_t</text:p>
      <text:p text:style-name="P15"><text:tab/>Used for a count of bytes or an error indication.</text:p>
      <text:p text:style-name="P15"/>
      <text:p text:style-name="P16"/>
      <text:p text:style-name="P16"/>
      <text:p text:style-name="P16"/>
      <text:p text:style-name="P16"/>
      <text:p text:style-name="P16"/>
      <text:p text:style-name="P2"><text:span text:style-name="T2">2.</text:span><text:span text:style-name="T1">fc</text:span></text:p>
      <text:p text:style-name="P2">fc is used to list or edit and re-execute commands from the history list. </text:p>
      <text:p text:style-name="P1"/>
      <text:p text:style-name="P3">Syntax:</text:p>
      <text:p text:style-name="P5"><text:soft-page-break/>fc [-e ename] [-lnr] [first] [last]</text:p>
      <text:p text:style-name="P11">FIRST and LAST can be numbers specifying the range, or FIRST can be a string, which means the most recent command beginning with that string.</text:p>
      <text:p text:style-name="P12"><text:span text:style-name="T9">To list previous commands and not execute them pass the </text:span><text:span text:style-name="T11">-l</text:span><text:span text:style-name="T9"> option </text:span><text:span text:style-name="T10">with fc command</text:span></text:p>
      <text:p text:style-name="P5">Example:</text:p>
      <text:p text:style-name="P11">vikash@vikash-VPCEG3AEN:~$ <text:span text:style-name="T1">fc -l 300 315</text:span></text:p>
      <text:p text:style-name="P11">300<text:tab/> comm ab ab1</text:p>
      <text:p text:style-name="P11">301<text:tab/> man tsort</text:p>
      <text:p text:style-name="P11">302<text:tab/> tsort ab</text:p>
      <text:p text:style-name="P11">303<text:tab/> sort ab</text:p>
      <text:p text:style-name="P11">304<text:tab/> -b, --ignore-leading-blanksIgnore leading blanks.</text:p>
      <text:p text:style-name="P11">305<text:tab/> sort ab</text:p>
      <text:p text:style-name="P11">306<text:tab/> date</text:p>
      <text:p text:style-name="P11">307<text:tab/> tail ab</text:p>
      <text:p text:style-name="P11">308<text:tab/> nslookups</text:p>
      <text:p text:style-name="P11">309<text:tab/> nslookups google.com</text:p>
      <text:p text:style-name="P11">310<text:tab/>*nslookup google.com </text:p>
      <text:p text:style-name="P11">311<text:tab/> fc -l</text:p>
      <text:p text:style-name="P11">312<text:tab/> history</text:p>
      <text:p text:style-name="P11">313<text:tab/> sudo systemctl suspend</text:p>
      <text:p text:style-name="P11">314<text:tab/> fc -l 1030 1035</text:p>
      <text:p text:style-name="P11">315<text:tab/> ls</text:p>
      <text:p text:style-name="P11"/>
      <text:p text:style-name="P11"/>
      <text:p text:style-name="P6">3.cat:</text:p>
      <text:p text:style-name="P17"/>
      <text:p text:style-name="P17">It reads data from files, and outputs their contents. <text:s/>It is the simplest way to display the contents of a file at the command line.</text:p>
      <text:p text:style-name="P49"/>
      <text:p text:style-name="P42">Output:</text:p>
      <text:p text:style-name="P42"/>
      <text:p text:style-name="P49">vikash@vikash-VPCEG3AEN:~$ <text:span text:style-name="T1">cat ab ab1 2&gt;&amp;1 | tr "[a-z]" "[A-Z]"</text:span></text:p>
      <text:p text:style-name="P49">ALL-PURPOSE FLOUR</text:p>
      <text:p text:style-name="P49">BAKING SODA</text:p>
      <text:p text:style-name="P49">BREAD</text:p>
      <text:p text:style-name="P49">BROWN SUGAR</text:p>
      <text:p text:style-name="P49">CHOCOLATE CHIPS</text:p>
      <text:p text:style-name="P49">EGGS</text:p>
      <text:p text:style-name="P49">MILK</text:p>
      <text:p text:style-name="P49">SALT</text:p>
      <text:p text:style-name="P49">VANILLA EXTRACT</text:p>
      <text:p text:style-name="P49">WHITE SUGAR</text:p>
      <text:p text:style-name="P49">ALL-PURPOSE FLOUR</text:p>
      <text:p text:style-name="P49">BREAD</text:p>
      <text:p text:style-name="P49">BROWN SUGAR</text:p>
      <text:p text:style-name="P49">CHICKEN SALAD</text:p>
      <text:p text:style-name="P49">CHOCOLATE CHIPS</text:p>
      <text:p text:style-name="P49">EGGS</text:p>
      <text:p text:style-name="P49"/>
      <text:p text:style-name="P42">4.fuser -m /mnt/flash</text:p>
      <text:p text:style-name="P49"/>
      <text:p text:style-name="P50"><text:soft-page-break/>fuser identify processes using files or sockets.<text:span text:style-name="T19">It also gives information about the user owning the process and the type of access. The fuser tool displays the process id(PID) of every process using the specified files or file systems.</text:span></text:p>
      <text:p text:style-name="P50"/>
      <text:p text:style-name="P51"/>
      <text:p text:style-name="P44">Output:</text:p>
      <text:p text:style-name="P44"/>
      <text:p text:style-name="P52">vikash@vikash-VPCEG3AEN:~$ <text:span text:style-name="T1">fuser -m /mnt/flash</text:span></text:p>
      <text:p text:style-name="P52">Specified filename /mnt/flash does not exist.</text:p>
      <text:p text:style-name="P52"/>
      <text:p text:style-name="P52">vikash@vikash-VPCEG3AEN:~<text:span text:style-name="T1">$ fuser -m /dev</text:span></text:p>
      <text:p text:style-name="P52">/dev: <text:s text:c="16"/>1317 <text:s/>1326 <text:s/>1405 <text:s/>1413 <text:s/>1425 <text:s/>1454 <text:s/>1458 <text:s/>1464 <text:s/>1468 <text:s/>1483 <text:s/>1488 <text:s/>1497 <text:s/>1498 <text:s/>1500 <text:s/>1515 <text:s/>1525 <text:s/>1539 <text:s/>1541 <text:s/>1549 <text:s/>1550 <text:s/>1559 <text:s/>1560 <text:s/>1570 <text:s/>1587 <text:s/>1588 <text:s/>1589 <text:s/>1594 <text:s/>1597 <text:s/>1598 <text:s/>1600 <text:s/>1603 <text:s/>1606</text:p>
      <text:p text:style-name="P52"/>
      <text:p text:style-name="P42"/>
      <text:p text:style-name="P44">5.ipcs -m:</text:p>
      <text:p text:style-name="P52"/>
      <text:p text:style-name="P57">ipcs <text:s/>shows <text:s/>information <text:s/>on the inter-process communication facilities for which the calling process has read access. <text:s text:c="2"/>By <text:s/>default <text:s/>it <text:s/>shows information <text:s/>about all three resources: shared memory segments, message queues, and semaphore arrays.</text:p>
      <text:p text:style-name="P61"/>
      <text:p text:style-name="P60">Output:</text:p>
      <text:p text:style-name="P60"/>
      <text:p text:style-name="P58">vikash@vikash-VPCEG3AEN:~$ ipcs -m</text:p>
      <text:p text:style-name="P58"/>
      <text:p text:style-name="P58">------ Shared Memory Segments --------</text:p>
      <text:p text:style-name="P58">key <text:s text:c="7"/>shmid <text:s text:c="5"/>owner <text:s text:c="5"/>perms <text:s text:c="5"/>bytes <text:s text:c="5"/>nattch <text:s text:c="4"/>status <text:s text:c="5"/></text:p>
      <text:p text:style-name="P58">0x00000000 294912 <text:s text:c="4"/>vikash <text:s text:c="4"/>600 <text:s text:c="7"/>524288 <text:s text:c="4"/>2 <text:s text:c="9"/>dest <text:s text:c="8"/></text:p>
      <text:p text:style-name="P58">0x00000000 1441793 <text:s text:c="3"/>vikash <text:s text:c="4"/>600 <text:s text:c="7"/>524288 <text:s text:c="4"/>2 <text:s text:c="9"/>dest <text:s text:c="8"/></text:p>
      <text:p text:style-name="P58">0x00000000 622594 <text:s text:c="4"/>vikash <text:s text:c="4"/>600 <text:s text:c="7"/>524288 <text:s text:c="4"/>2 <text:s text:c="9"/>dest <text:s text:c="8"/></text:p>
      <text:p text:style-name="P58">0x00000000 819203 <text:s text:c="4"/>vikash <text:s text:c="4"/>600 <text:s text:c="7"/>524288 <text:s text:c="4"/>2 <text:s text:c="9"/>dest <text:s text:c="8"/></text:p>
      <text:p text:style-name="P58">0x00000000 1048580 <text:s text:c="3"/>vikash <text:s text:c="4"/>600 <text:s text:c="7"/>524288 <text:s text:c="4"/>2 <text:s text:c="9"/>dest <text:s text:c="8"/></text:p>
      <text:p text:style-name="P58">0x00000000 1146885 <text:s text:c="3"/>vikash <text:s text:c="4"/>600 <text:s text:c="7"/>524288 <text:s text:c="4"/>2 <text:s text:c="9"/>dest <text:s text:c="8"/></text:p>
      <text:p text:style-name="P58">0x00000000 1114118 <text:s text:c="3"/>vikash <text:s text:c="4"/>600 <text:s text:c="7"/>67108864 <text:s text:c="2"/>2 <text:s text:c="9"/>dest <text:s text:c="8"/></text:p>
      <text:p text:style-name="P58">0x00000000 1245191 <text:s text:c="3"/>vikash <text:s text:c="4"/>600 <text:s text:c="7"/>524288 <text:s text:c="4"/>2 <text:s text:c="9"/>dest <text:s text:c="8"/></text:p>
      <text:p text:style-name="P58">0x00000000 1343496 <text:s text:c="3"/>vikash <text:s text:c="4"/>600 <text:s text:c="7"/>524288 <text:s text:c="4"/>2 <text:s text:c="9"/>dest <text:s text:c="8"/></text:p>
      <text:p text:style-name="P58">0x00000000 1540105 <text:s text:c="3"/>vikash <text:s text:c="4"/>600 <text:s text:c="7"/>524288 <text:s text:c="4"/>2 <text:s text:c="9"/>dest <text:s text:c="8"/></text:p>
      <text:p text:style-name="P58">0x00000000 1572874 <text:s text:c="3"/>vikash <text:s text:c="4"/>600 <text:s text:c="7"/>393216 <text:s text:c="4"/>2 <text:s text:c="9"/>dest <text:s text:c="8"/></text:p>
      <text:p text:style-name="P58">0x00000000 1671179 <text:s text:c="3"/>vikash <text:s text:c="4"/>600 <text:s text:c="7"/>524288 <text:s text:c="4"/>2 <text:s text:c="9"/>dest <text:s text:c="8"/></text:p>
      <text:p text:style-name="P58">0x00000000 1769484 <text:s text:c="3"/>vikash <text:s text:c="4"/>600 <text:s text:c="7"/>524288 <text:s text:c="4"/>2 <text:s text:c="9"/>dest <text:s text:c="8"/></text:p>
      <text:p text:style-name="P58">0x00000000 1802253 <text:s text:c="3"/>vikash <text:s text:c="4"/>600 <text:s text:c="7"/>2097152 <text:s text:c="3"/>2 <text:s text:c="9"/>dest <text:s text:c="8"/></text:p>
      <text:p text:style-name="P58">0x00000000 2293774 <text:s text:c="3"/>vikash <text:s text:c="4"/>600 <text:s text:c="7"/>524288 <text:s text:c="4"/>2 <text:s text:c="9"/>dest <text:s text:c="8"/></text:p>
      <text:p text:style-name="P58">0x00000000 1998863 <text:s text:c="3"/>vikash <text:s text:c="4"/>600 <text:s text:c="7"/>524288 <text:s text:c="4"/>2 <text:s text:c="9"/>dest <text:s text:c="8"/></text:p>
      <text:p text:style-name="P58"/>
      <text:p text:style-name="P58"/>
      <text:p text:style-name="P63"><text:span text:style-name="T11">Question</text:span><text:span text:style-name="T12">7. List the different CPU scheduling algorithms <text:s/>implement any two scheduling algorithms using C code and present the results.</text:span></text:p>
      <text:p text:style-name="P33"/>
      <text:p text:style-name="P33"/>
      <text:p text:style-name="P33"><text:soft-page-break/><text:span text:style-name="Strong_20_Emphasis"><text:span text:style-name="T11">First Come First Serve (FCFS):</text:span></text:span><text:span text:style-name="T8">Simplest scheduling algorithm that schedules according to arrival times of processes.</text:span></text:p>
      <text:p text:style-name="P37"/>
      <text:p text:style-name="P33"><text:span text:style-name="Strong_20_Emphasis"><text:span text:style-name="T11">Round Robin Scheduling:</text:span></text:span><text:span text:style-name="T7">Each process is assigned a fixed time in cyclic way.</text:span></text:p>
      <text:p text:style-name="P33"/>
      <text:p text:style-name="P33"><text:span text:style-name="Strong_20_Emphasis"><text:span text:style-name="T11">Shortest Job First(SJF):</text:span></text:span><text:span text:style-name="T7">Process which have the shortest burst time are scheduled first.</text:span></text:p>
      <text:p text:style-name="P33"/>
      <text:p text:style-name="P33"><text:span text:style-name="Strong_20_Emphasis"><text:span text:style-name="T11">Shortest Remaining Time First(SRTF):</text:span></text:span><text:span text:style-name="T7">It is preemptive mode of SJF algorithm in which jobs are schedule according to shortest remaining time.</text:span></text:p>
      <text:p text:style-name="P31"><text:span text:style-name="T7"/></text:p>
      <text:p text:style-name="P33"><text:span text:style-name="Strong_20_Emphasis"><text:span text:style-name="T11">Multilevel Queue Scheduling:</text:span></text:span><text:span text:style-name="T7">According to the priority of process, processes are placed in the different queues. Generally high priority process are placed in the top level queue. Only after completion of processes from top level queue, lower level queued processes are scheduled.</text:span></text:p>
      <text:p text:style-name="P33"><text:span text:style-name="T7"/></text:p>
      <text:p text:style-name="P31"/>
      <text:p text:style-name="P31"/>
      <text:p text:style-name="P31"/>
      <text:p text:style-name="P9">Round Robin Scheduling Program in C</text:p>
      <text:p text:style-name="P9"/>
      <text:p text:style-name="P20">#include&lt;stdio.h&gt; <text:s/></text:p>
      <text:p text:style-name="P20">int main() </text:p>
      <text:p text:style-name="P20">{ </text:p>
      <text:p text:style-name="P20"><text:s/></text:p>
      <text:p text:style-name="P20"><text:s text:c="2"/>int count,j,n,time,remain,flag=0,time_quantum; </text:p>
      <text:p text:style-name="P20"><text:s text:c="2"/>int wait_time=0,turnaround_time=0,at[10],bt[10],rt[10]; </text:p>
      <text:p text:style-name="P20"><text:s text:c="2"/>printf("Enter Total Process:\t "); </text:p>
      <text:p text:style-name="P20"><text:s text:c="2"/>scanf("%d",&amp;n); </text:p>
      <text:p text:style-name="P20"><text:s text:c="2"/>remain=n; </text:p>
      <text:p text:style-name="P20"><text:s text:c="2"/>for(count=0;count&lt;n;count++) </text:p>
      <text:p text:style-name="P20"><text:s text:c="2"/>{ </text:p>
      <text:p text:style-name="P20"><text:s text:c="4"/>printf("Enter Arrival Time and Burst Time for Process Process Number %d :",count+1); </text:p>
      <text:p text:style-name="P20"><text:s text:c="4"/>scanf("%d",&amp;at[count]); </text:p>
      <text:p text:style-name="P20"><text:s text:c="4"/>scanf("%d",&amp;bt[count]); </text:p>
      <text:p text:style-name="P20"><text:s text:c="4"/>rt[count]=bt[count]; </text:p>
      <text:p text:style-name="P20"><text:s text:c="2"/>} </text:p>
      <text:p text:style-name="P20"><text:s text:c="2"/>printf("Enter Time Quantum:\t"); </text:p>
      <text:p text:style-name="P20"><text:s text:c="2"/>scanf("%d",&amp;time_quantum); </text:p>
      <text:p text:style-name="P20"><text:s text:c="2"/>printf("\n\nProcess\t|Turnaround Time|Waiting Time\n\n"); </text:p>
      <text:p text:style-name="P20"><text:s text:c="2"/>for(time=0,count=0;remain!=0;) </text:p>
      <text:p text:style-name="P20"><text:s text:c="2"/>{ </text:p>
      <text:p text:style-name="P20"><text:s text:c="4"/>if(rt[count]&lt;=time_quantum &amp;&amp; rt[count]&gt;0) </text:p>
      <text:p text:style-name="P20"><text:s text:c="4"/>{ </text:p>
      <text:p text:style-name="P20"><text:s text:c="6"/>time+=rt[count]; </text:p>
      <text:p text:style-name="P20"><text:s text:c="6"/>rt[count]=0; </text:p>
      <text:p text:style-name="P20"><text:s text:c="6"/>flag=1; </text:p>
      <text:p text:style-name="P20"><text:s text:c="4"/>} </text:p>
      <text:p text:style-name="P20"><text:s text:c="4"/>else if(rt[count]&gt;0) </text:p>
      <text:p text:style-name="P20"><text:s text:c="4"/>{ </text:p>
      <text:p text:style-name="P20"><text:s text:c="6"/>rt[count]-=time_quantum; </text:p>
      <text:p text:style-name="P20"><text:s text:c="6"/>time+=time_quantum; </text:p>
      <text:p text:style-name="P20"><text:soft-page-break/><text:s text:c="4"/>} </text:p>
      <text:p text:style-name="P20"><text:s text:c="4"/>if(rt[count]==0 &amp;&amp; flag==1) </text:p>
      <text:p text:style-name="P20"><text:s text:c="4"/>{ </text:p>
      <text:p text:style-name="P20"><text:s text:c="6"/>remain--; </text:p>
      <text:p text:style-name="P20"><text:s text:c="6"/>printf("P[%d]\t|\t%d\t|\t%d\n",count+1,time-at[count],time-at[count]-bt[count]); </text:p>
      <text:p text:style-name="P20"><text:s text:c="6"/>wait_time+=time-at[count]-bt[count]; </text:p>
      <text:p text:style-name="P20"><text:s text:c="6"/>turnaround_time+=time-at[count]; </text:p>
      <text:p text:style-name="P20"><text:s text:c="6"/>flag=0; </text:p>
      <text:p text:style-name="P20"><text:s text:c="4"/>} </text:p>
      <text:p text:style-name="P20"><text:s text:c="4"/>if(count==n-1) </text:p>
      <text:p text:style-name="P20"><text:s text:c="6"/>count=0; </text:p>
      <text:p text:style-name="P20"><text:s text:c="4"/>else if(at[count+1]&lt;=time) </text:p>
      <text:p text:style-name="P20"><text:s text:c="6"/>count++; </text:p>
      <text:p text:style-name="P20"><text:s text:c="4"/>else </text:p>
      <text:p text:style-name="P20"><text:s text:c="6"/>count=0; </text:p>
      <text:p text:style-name="P20"><text:s text:c="2"/>} </text:p>
      <text:p text:style-name="P20"><text:s text:c="2"/>printf("\nAverage Waiting Time= %f\n",wait_time*1.0/n); </text:p>
      <text:p text:style-name="P20"><text:s text:c="2"/>printf("Avg Turnaround Time = %f",turnaround_time*1.0/n); </text:p>
      <text:p text:style-name="P20"><text:s text:c="2"/></text:p>
      <text:p text:style-name="P20"><text:s text:c="2"/>return 0; </text:p>
      <text:p text:style-name="P20">}</text:p>
      <text:p text:style-name="P20"/>
      <text:p text:style-name="P10">Output:</text:p>
      <text:p text:style-name="P20">vikash@vikash-VPCEG3AEN:~$ gcc -o a rrseduling.c</text:p>
      <text:p text:style-name="P20">vikash@vikash-VPCEG3AEN:~$ ./a</text:p>
      <text:p text:style-name="P20">Enter Total Process:<text:tab/> 3</text:p>
      <text:p text:style-name="P20">Enter Arrival Time and Burst Time for Process Process Number 1 :3 7</text:p>
      <text:p text:style-name="P20">Enter Arrival Time and Burst Time for Process Process Number 2 :1 8</text:p>
      <text:p text:style-name="P20">Enter Arrival Time and Burst Time for Process Process Number 3 :6 5</text:p>
      <text:p text:style-name="P20">Enter Time Quantum:<text:tab/>2</text:p>
      <text:p text:style-name="P20"/>
      <text:p text:style-name="P20"/>
      <text:p text:style-name="P20">Process|Turnaround Time|Waiting Time</text:p>
      <text:p text:style-name="P20"/>
      <text:p text:style-name="P20">P[1]<text:tab/>|<text:tab/>14<text:tab/>|<text:tab/>7</text:p>
      <text:p text:style-name="P20">P[2]<text:tab/>|<text:tab/>18<text:tab/>|<text:tab/>10</text:p>
      <text:p text:style-name="P20">P[3]<text:tab/>|<text:tab/>14<text:tab/>|<text:tab/>9</text:p>
      <text:p text:style-name="P20"/>
      <text:p text:style-name="P20">Average Waiting Time= 8.666667</text:p>
      <text:p text:style-name="P20">Avg Turnaround Time = 15.333333</text:p>
      <text:p text:style-name="P65"/>
      <text:p text:style-name="P42"/>
      <text:p text:style-name="P53"><text:span text:style-name="T1">8.</text:span> Unix operating system File permissions and accessibility parameters :</text:p>
      <text:p text:style-name="P53"/>
      <text:p text:style-name="P46">File permissions :</text:p>
      <text:p text:style-name="P53"/>
      <text:p text:style-name="P53">Every file (and directory) has an owner, an associated Unix group, and a set of permission flags that specify separate read, write, and execute permissions for the "user" (owner), "group", and "other".Group permissions apply to all users who belong to the group associated with the file. "Other" is also sometimes known as "world" permissions, and applies to all users who can login to the system.</text:p>
      <text:p text:style-name="P53"/>
      <text:p text:style-name="P53"><text:soft-page-break/></text:p>
      <text:p text:style-name="P46">Useful File Permission Commands</text:p>
      <text:p text:style-name="P46"/>
      <text:p text:style-name="P46">umask</text:p>
      <text:p text:style-name="P53"/>
      <text:p text:style-name="P53">When a file is created, the permission flags are set according to the file mode creation mask, which can be set using the "umask" command. The file mode creation mask (sometimes referred to as "the umask") is a three-digit octal value whose nine bits correspond to fields 2-10 of the permission flags. The resulting permissions are calculated via the bitwise AND of the unary complement of the argument (using bitwise NOT) and the default permissions specified by the shell (typically 666 for files and 777 for directories).</text:p>
      <text:p text:style-name="P53"/>
      <text:p text:style-name="P53"/>
      <text:p text:style-name="P53"/>
      <text:p text:style-name="P46">chmod</text:p>
      <text:p text:style-name="P53">The chmod ("change mode") command is used to change the permission flags on existing files.It can be applied recursively using the "-R" option. It can be invoked with either octal values representing the permission flags, or with symbolic representations of the flags.</text:p>
      <text:p text:style-name="P53"/>
      <text:p text:style-name="P53"/>
      <text:p text:style-name="P53"/>
      <text:p text:style-name="P53"/>
      <text:p text:style-name="P46">File Access Modes</text:p>
      <text:p text:style-name="P46"/>
      <text:p text:style-name="P53">The permissions of a file are the first line of defense in the security of a Unix system. The basic building blocks of Unix permissions are the read, write, and execute permissions, which have been described below:</text:p>
      <text:p text:style-name="P53"/>
      <text:p text:style-name="P46">Read</text:p>
      <text:p text:style-name="P53">Grants the capability to read, i.e., view the contents of the file.</text:p>
      <text:p text:style-name="P53"/>
      <text:p text:style-name="P46">Write</text:p>
      <text:p text:style-name="P53">Grants the capability to modify, or remove the content of the file.</text:p>
      <text:p text:style-name="P53"/>
      <text:p text:style-name="P46">Execute</text:p>
      <text:p text:style-name="P53">User with execute permissions can run a file as a program.</text:p>
      <text:p text:style-name="P69"/>
      <text:p text:style-name="P53"/>
      <text:p text:style-name="P46">Synopsis:</text:p>
      <text:p text:style-name="P53"/>
      <text:p text:style-name="P18"><text:span text:style-name="T24">First of all thank to madam .I have learnt program to simulate ls function which is usefull in learning of another program for simulating similar linux command in c programm.Also </text:span>I learnt different command for <text:span text:style-name="T20">different purpose in linux based system</text:span>.I also learnt different <text:span text:style-name="T20">scheduling</text:span></text:p>
      <text:p text:style-name="P18"><text:span text:style-name="T20">algorithm and implemented in c programming language.</text:span> <text:span text:style-name="T20">Later I learnt about different file permission in linux based system.</text:span></text:p>
      <text:p text:style-name="P54">I want to explore more about commands and <text:span text:style-name="T30">programming in c which is close to the system</text:span> it is good experience <text:span text:style-name="T30">to</text:span> studying <text:span text:style-name="T30">all these things</text:span> .</text:p>
      <text:p text:style-name="P42"/>
      <text:p text:style-name="P42"/>
      <text:p text:style-name="P42"/>
      <text:p text:style-name="P46">Reference:</text:p>
      <text:p text:style-name="P46"/>
      <text:p text:style-name="P45"><text:soft-page-break/><text:a xlink:type="simple" xlink:href="https://www.computerhope.com/unix/" text:style-name="Internet_20_link" text:visited-style-name="Visited_20_Internet_20_Link">https://www.computerhope.com/unix/</text:a></text:p>
      <text:p text:style-name="P43"><text:a xlink:type="simple" xlink:href="http://linux-training.be/funhtml/ch19.html" text:style-name="Internet_20_link" text:visited-style-name="Visited_20_Internet_20_Link">http://linux-training.be/funhtml/ch19.html</text:a></text:p>
      <text:p text:style-name="P43"><text:a xlink:type="simple" xlink:href="http://www.brianstorti.com/understanding-shell-script-idiom-redirect/" text:style-name="Internet_20_link" text:visited-style-name="Visited_20_Internet_20_Link">http://www.brianstorti.com/understanding-shell-script-idiom-redirect/</text:a></text:p>
      <text:p text:style-name="P45"><text:a xlink:type="simple" xlink:href="https://www.digitalocean.com/community/tutorials/how-to-use-the-linux-fuser-command" text:style-name="Internet_20_link" text:visited-style-name="Visited_20_Internet_20_Link">https://www.digitalocean.com/community/tutorials/how-to-use-the-linux-fuser-command</text:a></text:p>
      <text:p text:style-name="P45"/>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15:28.286844062</meta:creation-date>
    <dc:date>2017-08-03T17:02:53.279903259</dc:date>
    <meta:editing-duration>PT1H10M37S</meta:editing-duration>
    <meta:editing-cycles>4</meta:editing-cycles>
    <meta:generator>LibreOffice/5.1.6.2$Linux_X86_64 LibreOffice_project/10m0$Build-2</meta:generator>
    <meta:document-statistic meta:table-count="0" meta:image-count="0" meta:object-count="0" meta:page-count="8" meta:paragraph-count="241" meta:word-count="1342" meta:character-count="10310" meta:non-whitespace-character-count="8195"/>
  </office:meta>
</office:document-meta>
</file>